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52551200" text:id="ct10665265255120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52554736" text:id="ct106652652554736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52555984" text:id="ct10665265255598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52554944" text:id="ct1066526525549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52555568" text:id="ct106652652555568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52555360" text:id="ct10665265255536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652652551200"/><text:change-start text:change-id="ct106652652554736"/>Adopt<text:change-end text:change-id="ct106652652554736"/>ed<text:change-start text:change-id="ct106652652555984"/> as a <text:change-end text:change-id="ct106652652555984"/>NMRA <text:change-start text:change-id="ct106652652554944"/>Standard<text:change-end text:change-id="ct106652652554944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52555568"/><text:change-start text:change-id="ct106652652555360"/>Version History<text:change-end text:change-id="ct10665265255536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dfbaa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4:40.937802186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Transport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3.1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1M57S</meta:editing-duration>
    <meta:generator>LibreOffice/4.4.0.3$MacOSX_X86_64 LibreOffice_project/de093506bcdc5fafd9023ee680b8c60e3e0645d7</meta:generator>
    <dc:date>2015-02-24T17:34:40.827857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5" meta:character-count="449" meta:non-whitespace-character-count="381"/>
  </office:meta>
</office:document-meta>
</file>